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1" text:anchor-type="paragraph" svg:x="-0.067cm" svg:y="0.145cm" svg:width="25.786cm" svg:height="16.59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09:14:11.962041581</meta:creation-date>
    <meta:print-date>2019-03-18T09:18:43.137215244</meta:print-date>
    <dc:date>2019-03-18T11:12:43.068508204</dc:date>
    <meta:editing-duration>PT1H38M10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69.43mm"/>
    </style:style>
    <style:style style:name="co5" style:family="table-column">
      <style:table-column-properties fo:break-before="auto" style:column-width="57.1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06pt solid #000000"/>
      <style:text-properties fo:color="#80808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row table:style-name="ro1">
          <table:table-cell table:style-name="ce7" office:value-type="string" calcext:value-type="string">
            <text:p>Périphériqu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Adresse IP</text:p>
          </table:table-cell>
          <table:table-cell table:style-name="ce7" office:value-type="string" calcext:value-type="string">
            <text:p>Masque de sous réseaux</text:p>
          </table:table-cell>
          <table:table-cell table:style-name="ce7" office:value-type="string" calcext:value-type="string">
            <text:p>Passerelle par défaut</text:p>
          </table:table-cell>
        </table:table-row>
        <table:table-row table:style-name="ro2">
          <table:table-cell office:value-type="string" calcext:value-type="string">
            <text:p>Router1 – FA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uter1 – FA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uter1 – FA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uter2 – accès autorisé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uter2 – accès autorisé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uter2 – accès autorisé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uter3 – accès refusé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uter3 – accès refusé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uter3 – accès refusé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reWall - Rou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reWall – Bleu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reWall – Ve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C1 – L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C2 – L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C3 – WL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C4 – W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C5 – WAN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AP1 -WLAN « Ethernet »</text:p>
          </table:table-cell>
          <table:table-cell table:style-name="ce9" table:number-columns-repeated="4"/>
        </table:table-row>
        <table:table-row table:style-name="ro2">
          <table:table-cell table:style-name="ce9" office:value-type="string" calcext:value-type="string">
            <text:p>AP1 -WLAN « Pont »</text:p>
          </table:table-cell>
          <table:table-cell table:style-name="ce9"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09:14:20.122854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